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2in"/>
    </style:style>
    <style:style style:name="co2" style:family="table-column">
      <style:table-column-properties fo:break-before="auto" style:column-width="5.3126in"/>
    </style:style>
    <style:style style:name="co3" style:family="table-column">
      <style:table-column-properties fo:break-before="auto" style:column-width="5.3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00b0f0" style:rotation-align="none"/>
    </style:style>
    <style:style style:name="ce4" style:family="table-cell" style:parent-style-name="Default">
      <style:table-cell-properties fo:background-color="#ffc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office:value-type="string" calcext:value-type="string">
            <text:p>Sequence</text:p>
          </table:table-cell>
        </table:table-row>
        <table:table-row table:style-name="ro1">
          <table:table-cell table:style-name="ce1" office:value-type="string" calcext:value-type="string">
            <text:p>Seq_1_LinJ.01_plus</text:p>
          </table:table-cell>
          <table:table-cell table:number-columns-repeated="2"/>
          <table:table-cell office:value-type="string" calcext:value-type="string">
            <text:p>GGGGGAGGCGGGGGAGGCGGGGGGCACGCACCTCCATGCGTGGCATCCCAGGGTCCAGCGCCCCCCCCCTCCACCCCCGCTCTCTCTGTGTACGGAAGCCCGGCAGCCCCCTCACCCTCTATCCCTGCCAACGCCGAACCACTTCTGGTGCTGACAGGGCTGGGCCCTTACGGCGTTGGGCGAGGTCGGCGCGACGTAGCGCCACGGATGCCGGCGGCCATGTCGTGCATGGCGCTGCGTCCGAGCCACCCGCGACAGTGAGCACAGGCTTGCACGGTCCATGCGATGGGCGGAGCGTGTCAGCGCGGCTCGAGCGTGTCGCAGCCGGCCCCTCACACTGGCCCACGGCGAGGGGTGCGGGGGCCTGAGTGTCACCGCGACGGGGAGACGCACCCAGGGAGGAGGTGGGGGGAGTGGGGACCGGCATGATGGAGGGGCGGCTGTGTGGCGATGTGTGTGTATGTGGGTGTCGTCGCGTTTGAGGCAGGAGCCGTGCTGCGACGACCGAGCCGGCGCACTGCTGCAGCGCGCGTGTGTCTTGCGCTGCTTCGCACCAGGCGATGAGAGTGGGGTGGGGTGCCTGCAGCACTCGGCGGCGGGGGGGTGCAGAGCGGCCTCCACCTCGCAGTGTGCGGCAGCGAAAACGGACACGCGGAAGAGCAAACA</text:p>
          </table:table-cell>
        </table:table-row>
        <table:table-row table:style-name="ro1">
          <table:table-cell table:style-name="ce1" office:value-type="string" calcext:value-type="string">
            <text:p>Seq_2_LinJ.01_plus</text:p>
          </table:table-cell>
          <table:table-cell table:number-columns-repeated="2"/>
          <table:table-cell office:value-type="string" calcext:value-type="string">
            <text:p>GAGGTGGAGGCCGCTCTGCCCCCCCCGCCGCCGAGTGCTGCAGGCACCCCACCCCACTCCCATCGCCTGGTGCGAAGCAGCGCAAGACACACGCGCGCTGCAGCAGTGCGCCGGCTCGGTCATCGCAGCACGGCTCCTGCCTCAAACGCGACGACACCCACATACACACACATCGCCACACAGCCGCCCCTCCATCATGCCGGTCCCCACTCCCCCCACCTCCTCCATGGGTGCGTCTCCCCGTCGCGGTGACACTCAGGCCCCCGCACCCCTCGCCGTGGGCCAGTGTGAGGGGCCGGCTGCGACACGCTCGAGCCGCGCTGACACGCTCCGCCCATCGCATGGACCGTGCAAGCCTGTGCTCACTGTCGCGGGTGGCTCGGACGCAGCGCCATGCACGACATGGCCGCCGGCATCCGTGGCGCTACGTCGCGCCGACCTCGCCCAACGCCGTAAGGGCCCAGCCCTGTCAGCACCAGAAGTGGTTCGGCGTTGGCAGGGATAGAGGGTGAGGGGGCTGCCGGGCTTCCGTACACAGAGAGAGCGGGGGTGGAGGGGGGGGGGCGCTGGACCCTGGGATGCCACGCATGGAGGTGCGTGCCCCCCGCCTCCCCCGCC</text:p>
          </table:table-cell>
        </table:table-row>
        <table:table-row table:style-name="ro1">
          <table:table-cell table:style-name="ce1" office:value-type="string" calcext:value-type="string">
            <text:p>Seq_3_LinJ.01_plus</text:p>
          </table:table-cell>
          <table:table-cell table:number-columns-repeated="2"/>
          <table:table-cell office:value-type="string" calcext:value-type="string">
            <text:p>CTCACCCTCATCCCACCCCTCCTCGTCCATCGACGGGAGTGGGCGGGAGAGAACGGGGAGCACAACCATATTCGCTTTTCTACAATGTGCGTATTCTACCGCGAGCAAGGCAGCACACAGACGCACGCACAGCCACAGCTCACCTGGCACTCTGTTGCACGGCGGCTGAATCCGGGTCCTCTGGGACGAGCCGTTCAGCCGGTTGAATGAGGACCATACGTCTGACGGGCTCTCCTCCTTCCTCGTCCCTTCCTCGAAAATGTGCTGCGCGACCGACTCCAGGCGGACCTGGGCGTGGGCAACATGCCTTCATCCACGCCCGCCGCGTCCAGCGTCCTGCTCGACGGCTGGAGGCGATGGCGTCTGTCGTGCGGGTAACAGGGGTTTGTCTAGGCGCATGCCGGGTGTGCGCGAGGACGAGGTTGGCCAGCCGCAGGTCAGGGCCCCCTGAGACCCCGCAGACTCTGTCTGTATGCCATGCTTCGCCCTGAGTCACCTCAAGCTGCGGCATCTTAGGATATGGTGTGGTGACGCCCCAGATTGGGGACCTGGAGGGCTCAATGGGGCCCCCTTTGGGGGTGCTCTCGTCACGCCTTCGGCACCTATGTCGCATCGACTCGCCCGGCCGGATGTAAGAGGTGCCGCACATGTCGCACGCACGTTGGGGATGATTTGTATGCATCTCTGCGCGCCTTTCTGGGCTATCGCTCGTGCCCTGCTGACCTCTGGATGCCTTGTGTGGATGCGGTACGCCATGCCAGCGGCGCTTGAAAGCGCGTGCGCACGGCGCTCACATTTTCTGCATCCTAGGGCCTGTTCCAGGACGGCCTTGTTGCCTGGTGAGGTGGGCTCGCTGTCTTCATCGTCCATTTCCGTCCATGCCA</text:p>
          </table:table-cell>
        </table:table-row>
        <table:table-row table:style-name="ro1">
          <table:table-cell table:style-name="ce1" office:value-type="string" calcext:value-type="string">
            <text:p>Seq_4_LinJ.01_plus</text:p>
          </table:table-cell>
          <table:table-cell table:number-columns-repeated="2"/>
          <table:table-cell office:value-type="string" calcext:value-type="string">
            <text:p>TGTTTGGTCTTCCGCGTGTCCGTTTTCGCTGCCGCACACTGCGAGGTGGAGGCCGCTCTGCACCCCCCCGCCGCCGAGTGCTGCAGGCACCCCACCCCACTCTCATCGCCTGGTGCGAAGCAGCGCAAGACACACGCGCGCTGCAGCAGTGCGCCGGCTCGGTCATAGCAGCACGGCTCCTGCCTCAAACGCGACGACACCCACATACACACACATCGCCACACAGCCGCCCCTCCATCATGCCGGTCCCCACTCCCCCCACCTCCTCCCTGGGTGCGTCTCCCCGTCGCGGTGACACTCAGGCCCCCGCACCCCTCGCCGTGGGCCAGTGTGAGGGGCCGGCTGCGACACGCTCGAGCCGCGCTGACACGCTCCGCCCATCGCATGGACCGTGCAAGCCTGTGCTCACTGTCGCGGGTGGCTCGGACGCAGCGCCATGCACGACATGGCCGCCGGCATCCGTGGCGCTACGTCGCGCCGACCTCGCCCAACGCCGTAAGGGCCCAGCCCTGTCAGCACCAGAAGTGGTTCGGCGTTGGCAGGGATAGAGGGTGAGGGGGCTGCCGGGCTTCCGTACACAGAGAGAGCGGGGGTGGAGGGGGGGGGCGCTGGACCCTGGGATGCCACGCATGGAGGTGCGTGCCT</text:p>
          </table:table-cell>
        </table:table-row>
        <table:table-row table:style-name="ro1">
          <table:table-cell table:style-name="ce1" office:value-type="string" calcext:value-type="string">
            <text:p>Seq_5_LinJ.01_plus</text:p>
          </table:table-cell>
          <table:table-cell table:number-columns-repeated="2"/>
          <table:table-cell office:value-type="string" calcext:value-type="string">
            <text:p>GAGCGCCGCTGAGCAGGCAAGCGAGGCAACCTACGAAAACATGGCAGTGAGGAGGCGGCAGATACAGCGAGGAGGAGGAGGAGGCATAACATTTGAGCGCTGGCGTGTCGGACATCGAAACAAGGACACGTCACCTACCGCGAGGAGCCGTGGCGTGAAGGGACCACGCTGCTCCAAGATACTGCACCGCAGTCATACGAGGCACATCCAAACCACCCATTGCTGGATGGTCTAAGTGTTGGCGCGCACCCAGTGACGGGATAAACCTCAGCGTGGCATCCCAGGGTCCAGCGCCCCCCCTCCACCCCCGCTCTCTCTGTGTGCGGAAGCCCGGCAGCCCCCTCACCCTCTATCCCTGCCAACGCCGAACCACTTCTGGTGCTGACAGGGCTGGGCCCTTACGGCGTTGGGCGAGGTCGGCGCGACGTAGCGCCACGGATGCCGGCGGCCATGTCGTGCATGGCGCTGCGTCCGAGCCACCCGCGACAGTGAGCACAGGCTTGCACGGTCCATGCGATGGGCGGAGCGTGTCAGCGCGGCTCGAGCGTGTCGCAGCCGGCCCCTCACACTGGCCCACGGCGAGGGGTGCGGGGGCCTGAGTGTCACCGCGACGGGGAGACGCACCCAGGGAGGAGGTGGGGGGAGTGGGGACCGGCATGATGGAGGGGCGGCTGTGTGGCGATGTGTGTGTATGTGGGTGTGCGCGCGCGAAAGTTTATGAGGATTCTTTTTTCGGTTGTTTGCATGTTTTCATCGCTCCCTCGCTTTCTTTCCCTGTCGGTGATGGCGTACCCTCATTGGGGCGCCAAGGGTGCTGCATGCACGTGGCAGAGCGGTGACGATCAGAGCAGGGAGAAAACGAAAAGCT</text:p>
          </table:table-cell>
        </table:table-row>
        <table:table-row table:style-name="ro1">
          <table:table-cell table:style-name="ce1" office:value-type="string" calcext:value-type="string">
            <text:p>Seq_6_LinJ.01_plus</text:p>
          </table:table-cell>
          <table:table-cell table:number-columns-repeated="2"/>
          <table:table-cell office:value-type="string" calcext:value-type="string">
            <text:p>ATTTGGGCACATGCAGCTGGCGCTGCTGGCCCGTCGCGTGCGCCTCTCCTTTCCGCTTGTCTGTTACCATTGCGATTTGGAGCACAACGACGAAGTGGTCAAGCTTCCAAAGTCGGAAATACCAGAGGACCCGGATTCAGCCGCCGTGCAACAGAGTGCCAGGTGAGCTGTGGCTGTGCGTGCGTCTGTGTGCTGCCTTGCTCGCGGTAGAATACGCACATTGTAGAAAAGCGAATATGGTTGTGCTCCCCGTTCTCTCCCGCCCACTCCCGTCGATGGACGAGGAGGGGTGGGATGAGGGTGAGG</text:p>
          </table:table-cell>
        </table:table-row>
        <table:table-row table:style-name="ro1">
          <table:table-cell table:style-name="ce2" office:value-type="string" calcext:value-type="string">
            <text:p>Seq_7_LinJ.01_plus</text:p>
          </table:table-cell>
          <table:table-cell table:style-name="ce2" office:value-type="string" calcext:value-type="string">
            <text:p>Chromosome specific repeated sequence</text:p>
          </table:table-cell>
          <table:table-cell table:style-name="ce2"/>
          <table:table-cell office:value-type="string" calcext:value-type="string">
            <text:p>CAGCGCCATGCACGACATGGCCGCTGACGTCCGTAGCCCTAACTCGCGCTCTGCCGGGGCACTCCCTGACGTCACAGATGCTCGGCCCTGGTCGCCACCACAGGTGGTTCTGGCATGGGCCGGGACGGCGGAGGGAGGAGTGGGGGGTGGGTGGGTGGGTGGGTGGGCGCCCTGCAGCCTGAGGTACCCCCCCCCCACGCACGGAGGTGTGTGCGTGTGTGTGTGTGTGTGTGTGTCTGTGCGCCGCCGCCTCACCCCA</text:p>
          </table:table-cell>
        </table:table-row>
        <table:table-row table:style-name="ro1">
          <table:table-cell table:style-name="ce1" office:value-type="string" calcext:value-type="string">
            <text:p>Seq_8_LinJ.01_plus</text:p>
          </table:table-cell>
          <table:table-cell table:number-columns-repeated="2"/>
          <table:table-cell office:value-type="string" calcext:value-type="string">
            <text:p>CCTCTGCCGCGCAGCGCGAAGTCATCCCATCACGCCAACGCCGACTCTACGCCAGCCCTCAATAACCCTTTCACAGGCCCCTCCCCCACCCCCGGGTAGGCCAGTGTGAGGGGCCGGCCGCGATGCGCTCGAGCCGCGCTGGCACGCTCTGCCCATCATATGGACGGTGCAAACCTGCGCTCACTGTCGCGGGTGGCCCCGACGCAACGCCATGCACGACATGGCCGCTGACGTCCGTAGCCCTAACTCGCGCTCTGCCGGGGCACTCCCTGACGTCACAGATGCTCGGCCCTGGTCGCCACCACAGGTGGTTCTGGCATGGGCCGGGACGGCGGAGGGAGGAGTGGGGGGTGGGTGGGTGGGTGGGCGCCCTGCAGCCTGAGGTACCCCCCCCCCACGCACGGAGGTGTGTGCGTGTGTGTGTGTGTGTGTGTGTCTGTGCGCCGCCGCCCCG</text:p>
          </table:table-cell>
        </table:table-row>
        <table:table-row table:style-name="ro1">
          <table:table-cell table:style-name="ce1" office:value-type="string" calcext:value-type="string">
            <text:p>Seq_9_LinJ.01_plus</text:p>
          </table:table-cell>
          <table:table-cell table:number-columns-repeated="2"/>
          <table:table-cell office:value-type="string" calcext:value-type="string">
            <text:p>GGGGTGGGGCGGCGGCGCACAGACACACACACACACACACACACACACGCACACACCTCCGTGCGTGGGGGGGGGGGTACCTCAGGCTGCAGGGCGCCCACCCACCCACCCACCCACCCCCCACTCCTCCCTCCGCCGTCCCGGCCCATGCCAGAACCACCTGTGGTGGCGACCAGGGCCGAGCATCTGTGACGTCAGGGAGTGCCCCGGCAGAGCGCGAGTTAGGGCTACGGACGTCAGCGGCCATGTCGTGCATGGCGTTGCGTCGGGGCCACCCGCGACAGTGAGCGCAGGTTTGCACCGTCCATATGATGGGCAGAGCGTGTCAGCGCGGCTCGAGCGCATCGCGGCCGGCCCCTCACACTGGCCTACCCGGGGGTGGGGGAGGGGCCTGTGGAAGGGTTATTGAGGGCTGGCGTAGAGTCGGCGTTGGCGTGATGGGATGACCTCACGC</text:p>
          </table:table-cell>
        </table:table-row>
        <table:table-row table:style-name="ro1">
          <table:table-cell table:style-name="ce3" office:value-type="string" calcext:value-type="string">
            <text:p>Seq_10_LinJ.01_plus</text:p>
          </table:table-cell>
          <table:table-cell table:style-name="ce3" office:value-type="string" calcext:value-type="string">
            <text:p>Región muy interesante, aunque no parece un SIDER</text:p>
          </table:table-cell>
          <table:table-cell table:style-name="ce3"/>
          <table:table-cell office:value-type="string" calcext:value-type="string">
            <text:p>GGGGTCGGGCACGCGCTGCAGGCCCTTGTACGGACTGGGCAAGTGGCCGCCATCGGTGAAAACGCGTCATGCTCGTCTCCTGAGGGCCCAGGGACAGGGCCGCGATGTGCGCGTTCTCGTGATCCAGCAGCCCACCCCCTCCTTGCCTGCATGACCTCTTGGGCCTATCCTCTCCTCTGCTCGCACAGCATGGCAGCTGCAACGCACACGCACGCCCCTCTCGCTCCCTGCACCCTCTCTCTCCCCCCTCTCTTTCTGCAGACGATGCGCCAGCTCAACGGAACGAGTGTTTTAGGCTCATCGCTTCACCAGTCACCACCCCGACAGAGACCGCCACCGTTGTCAAGCGTGTTGGGTGCACCGAGTCCGGCAGCAGGCGAGTTCAGACGCCGCCTTACACTACGTGAGAGGTGAAGGGCGGACTAGGCAGCAGAGGCACTAGCGGGCCGAAGAAGATCCTGGCAGCCCTCTCCGCGCCGAGGGGCAGCACCAGCCGCGAGAACCCTCAAAGAGCTCTGAAGGCAGGGCTGCCCGTCGAGTGGTCCGGTGATCGGCCGTACAAGAGACGATAGTGAGCTGCTCACAGGGGTGGAAGCTTGCCACGCAGGAAGACGACACGCCACAGAGCTGCCTTTTCTTCTGCTAGAGTGCATATGCCAACGTCGCTGTGTTTCACGTGCA</text:p>
          </table:table-cell>
        </table:table-row>
        <table:table-row table:style-name="ro1">
          <table:table-cell table:style-name="ce1" office:value-type="string" calcext:value-type="string">
            <text:p>Seq_11_LinJ.01_plus</text:p>
          </table:table-cell>
          <table:table-cell table:number-columns-repeated="2"/>
          <table:table-cell office:value-type="string" calcext:value-type="string">
            <text:p>CACACACACACACGCACACACCTCCGTGCGTGGGGGGGGGGGTACCTCAGGCTGCAGGGCGCCCACCCACCCCCCCCCACTCCTCCCTCCGCCGTCCCGGCCCATGCCAGAACCACCTGTGGTGGCGACCAGGGCCGAGCATCTGTGACGTCAGGGAGTGCCCCGGCAGAGCGCGAGTTAGGGCTACGGACGTCAGCGGCCATGTCGTGCATGGCGTTGCGTCGGGGCCACCCGCGACAGTGAGCGCAGGTTTGCACCGTCCATATGATGGGCAGAGCGTGTCAGCGCGGCTCGAGCGCATCGCGGCCGGCCCCTCACACTGGCCTACCCGGGGGTGGGGGAGGGGCCTGTGGAAGGGTTATTGAGGGCTGGCGTAGAGTCGGCGTTGGCGTGATGGGATGACTTCGCGTTGCGAGGAAGAGGA</text:p>
          </table:table-cell>
        </table:table-row>
        <table:table-row table:style-name="ro1">
          <table:table-cell table:style-name="ce4" office:value-type="string" calcext:value-type="string">
            <text:p>Seq_12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 repeticion</text:p>
          </table:table-cell>
          <table:table-cell office:value-type="string" calcext:value-type="string">
            <text:p>TCTCTGTCTTCACTTCCTCGGTGCGTCTGGTGGTGGTTGCGCCTCTTTTTGAGATTCCTGTAGTTGTCACCTCGTTTCAAATTGTTTTCATGTTTTGCAGGTATAGATCCTTGTGTGTTTGCACGCCTTCCGTGGTTGCTGTCGTTACTGCGTCGGTTGGTTGCAGACACCTCTTTCCGTCGACTATATCTTTCTTTCTTTCTCCCTCGTCTT</text:p>
          </table:table-cell>
        </table:table-row>
        <table:table-row table:style-name="ro1">
          <table:table-cell table:style-name="ce4" office:value-type="string" calcext:value-type="string">
            <text:p>Seq_13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TGCGCCTCTCTTGTCGATTCCTGTAGTTGTCACCTCGTTTCAAATTGTTTTTTCGAAAATCAAGCGTGTGTGTTTGCACGCCTTCCGTGGTTGCTGTCGTTACTGCGTCGGTTGGTTGCAGACACCTCTTTTCGTCGACTATATCTTTCTTTCTTTCGCCCTCGTCTTTTGCATT</text:p>
          </table:table-cell>
        </table:table-row>
        <table:table-row table:style-name="ro1">
          <table:table-cell table:style-name="ce4" office:value-type="string" calcext:value-type="string">
            <text:p>Seq_14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TGCGCCTCTCTTGTCGATTCCTGTAGTTGTCACCTCGTTTCAAATTGTTTTCATCTTTTGCAGGTATAGATCCTTGTGTGTTTGCACGCCTTCCGTGGTCGCTGTCTTTACTGCGTCGGTTGGTTGCAGACACCTCTTTCCGTCGACTATATATTTCTTTCTTTCGCCCTCGTCTT</text:p>
          </table:table-cell>
        </table:table-row>
        <table:table-row table:style-name="ro1">
          <table:table-cell table:style-name="ce4" office:value-type="string" calcext:value-type="string">
            <text:p>Seq_15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TGCGCCTCTCTTGTCGATTCCTGTAGTTGTCACCTCGTTTCAAATTGTTTTTTCGAAAATCAAGCGTGTGTGTTTGCACGCCTTCCGTGGTTGCTGTCGTTACTGCGTCGGTTGGTTGCAGACACCTCTTTCCGTCGACTATATCTTTCTTTCTTTCGCCCTCGTCTTTTGCATT</text:p>
          </table:table-cell>
        </table:table-row>
        <table:table-row table:style-name="ro1">
          <table:table-cell table:style-name="ce4" office:value-type="string" calcext:value-type="string">
            <text:p>Seq_16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CGCGCCTCTTTTTCAGAGTCCTGTAGTTGTCGCCTCGTTTCAAATTGTTTTTTCGAAAATCAAGCGTGTGTGTTTGCACGCCTTCCGTGGTTGCTGTCGTTACTGCGTCGGTTGGTTGCAGACACCTCTTTTCGTCGACTATAT</text:p>
          </table:table-cell>
        </table:table-row>
        <table:table-row table:style-name="ro1">
          <table:table-cell table:style-name="ce4" office:value-type="string" calcext:value-type="string">
            <text:p>Seq_17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CGCGCCTCTTTTTCAGAGTCCTGTAGCTGTCGCCTCGTTTCAAATTGTTTTTTCGAAAATCAAGCGTGTGTGTTTGCACGCCTTCCGTGGTTGCTGTCGTTACTGCGTCGGTTGGTTGCAGACACCTCTTTTCGTCGACTATATATTTCTTTCGCCCTCGTCTTTTGCATT</text:p>
          </table:table-cell>
        </table:table-row>
        <table:table-row table:style-name="ro1">
          <table:table-cell table:style-name="ce4" office:value-type="string" calcext:value-type="string">
            <text:p>Seq_18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CGCGCCTCTTTTTGAGATTCCTGTAGTTGTCACCTCGTTTCAAATTGTTTTTTTCGAAAATCAAGCGTGTGTGTTTGCACGCCTTCCGTGGTTGCTGTCGTTACTGCGTCGGTTGGTTGCAGACACCTCTTTTCGTCGACTATATCTTTCTTTCTTTCGCCCTCGTCTTTTGCATT</text:p>
          </table:table-cell>
        </table:table-row>
        <table:table-row table:style-name="ro1">
          <table:table-cell table:style-name="ce4" office:value-type="string" calcext:value-type="string">
            <text:p>Seq_19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TGCGCCTCTCTTGTCGATTCCTGTAGTTGTCACCTCGTTTCAAATTGTTTTCATCTTTTGCAGGTATAGATCCTTGTGTGTTTGCACGCCTTCCGTGGTTGCTGTCGTTACTGCGTCGGTTGGTTGCAGACACCTCTTTTCGTCGACTATAT</text:p>
          </table:table-cell>
        </table:table-row>
        <table:table-row table:style-name="ro1">
          <table:table-cell table:style-name="ce4" office:value-type="string" calcext:value-type="string">
            <text:p>Seq_20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TGCGCCTCTCTTGTCGATTCCTGTAGTTGTCACCTCGTTTCAAATTGTTTTTCAAAAATCAAGCGTGTGTGTTTGCACGCCTTCCGTGGTTGCTGTCGTTACTGCGTCGGTTGGTTGCAGACACCTCTTTTCGTCGACTATATCTTTCTTTCTTTCGCCCTCGTCTT</text:p>
          </table:table-cell>
        </table:table-row>
        <table:table-row table:style-name="ro1">
          <table:table-cell table:style-name="ce4" office:value-type="string" calcext:value-type="string">
            <text:p>Seq_21_LinJ.01_plus</text:p>
          </table:table-cell>
          <table:table-cell table:style-name="ce4" office:value-type="string" calcext:value-type="string">
            <text:p>Elemento muy interesante, específico de 3 cromosomas (1, 22, 27), no parece un SIDER</text:p>
          </table:table-cell>
          <table:table-cell table:style-name="ce4" office:value-type="string" calcext:value-type="string">
            <text:p>Sequencia subtelomérica</text:p>
          </table:table-cell>
          <table:table-cell office:value-type="string" calcext:value-type="string">
            <text:p>CTCTCCCTCACTCCCTCGGTGCGTGTGGTGGTGGTCGCGCCTCTTTTTCAGAGTCCTGTAGCTGTCGCCTCGTTTCAAATTGTTTTTTCGAAAATCAAGCGTGTGTGTTTGCACGCCTTCCGTGGTTGCTGTCGTTACTGCGTCGGTTGGTTGCAGACACCTCTTTTCGTCGACTATATATTTCTTTCGCCCTCGTCTTGTGCATT</text:p>
          </table:table-cell>
        </table:table-row>
        <table:table-row table:style-name="ro1">
          <table:table-cell table:style-name="ce1" office:value-type="string" calcext:value-type="string">
            <text:p>Seq_22_LinJ.01_minus</text:p>
          </table:table-cell>
          <table:table-cell table:number-columns-repeated="2"/>
          <table:table-cell office:value-type="string" calcext:value-type="string">
            <text:p>GGTACCGGTACGGGTTAGGGTTTTTCTCTCGACTGATTCCCTGCACAGCGACACCCTCTCCAACAGGACGGGGGCGTGACGGTGTACTGGTGTACTGGTGTACTGGTGTACTGGTGTACTGGTGTACTGGTGTACTGGTGTACTGGTGTACTGGTGTACTGGTGTACTGGTGT</text:p>
          </table:table-cell>
        </table:table-row>
        <table:table-row table:style-name="ro1">
          <table:table-cell table:style-name="ce1" office:value-type="string" calcext:value-type="string">
            <text:p>Seq_23_LinJ.01_minus</text:p>
          </table:table-cell>
          <table:table-cell table:number-columns-repeated="2"/>
          <table:table-cell office:value-type="string" calcext:value-type="string">
            <text:p>TTCCTGAGGCTGAGGAGAGGGGTGCGGGCTTGGTGTTTGCTCTTCCGCGTGTCCGTTTTCGCTGCCGCACACTGCGAGGTGGAGGCCGCTCTGCACCCCCCCGCCGCCGAGTGCTGCAGGCACCCCACCCCACTCTCATCGCCTGGTGCGAAGCAGCGCAAGACACACGCGCGCTGCAGCAGTGCGCCGGCTCGGTCGTCGCAGCACGGCTCCTGCCTCAAACGCGACGACACCCACATACACACACATCGCCACACAGCCGCCCCTCCATCATGCCGGTCCCCACTCCCCCCACCTCCTCCCTGGGTGCGTCTCCCCGTCGCGGTGACACTCAGGCCCCCGCACCCCTCGCCGTGGGCCAGTGTGAGGGGCCGGCTGCGACACGCTCGAGCCGCGCTGACACGCTCCGCCCATCGCATGGACCGTGCAAGCCTGTGCTCACTGTCGCGGGTGGCTCGGACGCAGCGCCATGCACGACATGGCCGCCGGCATCCGTGGCGCTACGTCGCGCCGACCTCGCCCAACGCCGTAAGGGCCCAGCCCTGTCAGCACCAGAAGTGGTTCGGCGTTGGCAGGGATAGAGGGTGAGGGGG</text:p>
          </table:table-cell>
        </table:table-row>
        <table:table-row table:style-name="ro1">
          <table:table-cell table:style-name="ce1" office:value-type="string" calcext:value-type="string">
            <text:p>Seq_24_LinJ.01_minus</text:p>
          </table:table-cell>
          <table:table-cell table:number-columns-repeated="2"/>
          <table:table-cell office:value-type="string" calcext:value-type="string">
            <text:p>GTTTTCTCTGCACTGCCCTCGGCGGCGGCATCACACGGCTGCGTGTGTCGGTCTGTCTTGACAGTTCGCCCCGCCCCACCCCCCTCTGCTCCCTCCCCTGGCTCCTCTCGAGACCGACGGCGGCGCTGACGGATGTGGTTGCTGCCATCACATAGCAGCTGTGGGCGACTGATGCATACACACCTGAGCGTTGTGCAATCAGCTGAGCATACCGCCTCCTCCGTGACGGCGGGGGAGGCGGGGGGCACGCACCTCCATGCGTGGCATCCCAGGGTCCAGCGCCCCCCCCCCTCCACCCCCGCTCTCTCTGTGTACGGAAGCCCGGCAGCCCCCTCACCCTCTATCCCTGCCAACGCCGAACCACTTCTGGTGCTGACAGGGCTGGGCCCTTACGGCGTTGGGCGAGGTCGGCGCGACGTAGCGCCACGGATGCCGGCGGCCATGTCGTGCATGGCGCTGCGTCCGAGCCACCCGCGACAGTGAGCACAGGCTTGCACGGTCCATGCGATGGGCGGAGCGTGTCAGCGCGGCTCGAGCGTGTCGCAGCCGGCCCCTCACACTGGCCCACGGCGAGGGGTGCGGGGGCCTGAGTGTCACCGCGACGGGGAGACGCACCCATGGAGGAGGTGGGGGGAGTGGGGACCGGCATGATGGAGGGGCGGCTGTGTGGCGATGTGTGTGTATGTGGGTGTCGTCGCGTTTGAGGCAGGAGCCGTGCTGCGATGACCGAGCCGGCGCACTGCTGCAGCGCGCGTGTGTCTTGCGCTGCTTCGCACCAGGCGATGGG</text:p>
          </table:table-cell>
        </table:table-row>
        <table:table-row table:style-name="ro1">
          <table:table-cell table:style-name="ce1" office:value-type="string" calcext:value-type="string">
            <text:p>Seq_25_LinJ.01_minus</text:p>
          </table:table-cell>
          <table:table-cell table:number-columns-repeated="2"/>
          <table:table-cell office:value-type="string" calcext:value-type="string">
            <text:p>CCCTTGGCTGGCATGGACGGAAATGGACGATGAAGACAGCGAGCCCACCTCACCAGGCAACAAGGCCGTCCTGGAACAGGCCCTAGGATGCAGAAAATGTGAGCGCCGTGCGCACGCGCTTTCAAGCGCCGCTGGCATGGCGTACCGCATCCACACAAGGCATCCAGAGGTCAGCAGGGCACGAGCGATAGCCCAGAAAGGCGCGCAGAGATGCATACAAATCATCCCCAACGTGCGTGCGACATGTGCGGCACCTCTTACATCCGGCCGGGCGAGTCGATGCGACATAGGTGCCGAAGGCGTGACGAGAGCACCCCCAAAGGGGGCCCCATTGAGCCCTCCAGGTCCCCAATCTGGGGCGTCACCACACCATATCCTAAGATGCCGCAGCTTGAGGTGACTCAGGGCGAAGCATGGCATACAGACAGAGTCTGCGGGGTCTCAGGGGGCCCTGACCTGCGGCTGGCCAACCTCGTCCTCGCGCACACCCGGCATGCGCCTAGACAAACCCCTGTTACCCGCACGACAGACGCCATCGCCTCCAGCCGTCGAGCAGGACGCTGGACGCGGCGGGCGTGGATGAAGGCATGTTGCCCACGCCCAGGTCCGCCTGGAGTCGGTCGCGCAGCACATTTTCGAGGAAGGGACGAGGAAGGAGGAGAGCCCGTCAGACGTATGGTCCTCATTCAACCGGCTGAACGGCTCGTCCCAGAGGACCCGGATTCAGCCGCCGTGCAACAGAGTGCCAGGTGAGCTGTGGCTGTGCGTGCGTCTGTGTGCTGCCTTGCTCGCGGTAGAATACGCACATTGTAGAAAAGCGAATATGGTTGTGCTCCCCGTTCTCTCCCGCCCACTCCCGTCGATGGACGAGGAGGGGTGGGATGAGGGTGAG</text:p>
          </table:table-cell>
        </table:table-row>
        <table:table-row table:style-name="ro1">
          <table:table-cell table:style-name="ce1" office:value-type="string" calcext:value-type="string">
            <text:p>Seq_26_LinJ.01_minus</text:p>
          </table:table-cell>
          <table:table-cell table:number-columns-repeated="2"/>
          <table:table-cell office:value-type="string" calcext:value-type="string">
            <text:p>TGGTGATCGCCGTCGATCTGTCGCACACGAGCACGTGCCATGACTGTGAGGACTGCCTCGGACGCGCCGACTGCATGGATGTCCTGCGCGTTCACGTCTACTGCCCGCAGGCTCTGAGCACGGACTTCAGCTGCTGATGTGCGTGCTCGCTCCGTCGTGACACCCCACTACATTCAAATTTCGTTCACGGAGCCGCTGCCGTTTTATATGCTCAACGCGACAGTTCCGACCCGCGATGACGGAAGGCACGCACCTCCATGCGTGGCATCCCAGGGTCCAGCGCCCCCCCCCTCCACCCCCGCTCTCTCTGTGTACGGAAGCCCGGCAGCCCCCTCACCCTCTATCCCTGCCAACGCCGAACCACTTCTGGTGCTGACAGGGCTGGGCCCTTACGGCGTTGGGCGAGGTCGGCGCGACGTAGCGCCACGGATGCCGGCGGCCATGTCGTGCATGGCGCTGCGTCCGAGCCACCCGCGACAGTGAGCACAGGCTTGCACGGTCCATGCGATGGGCGGAGCGTGTCAGCGCGGCTCGAGCGTGTCGCAGCCGGCCCCTCACACTGGCCCACGGCGAGGGGTGCGGGGGCCTGAGTGTCACCGCGACGGGGAGACGCACCCAGGGAGGAGGTGGGGGGAGTGGGGACCGGCATGATGGAGGGGCGGCTGTGTGGCGATGTGTGTGTATGTGGGTGTCGTCGCGTTTGAGGCAGGAGCCGTGCTGCTATGACCGAGCCGGCGCACTGCTGCAGCGCGCGTGTGTCTTGCGCTGCTTCGCACCAGGCGATGAG</text:p>
          </table:table-cell>
        </table:table-row>
        <table:table-row table:style-name="ro1">
          <table:table-cell table:style-name="ce1" office:value-type="string" calcext:value-type="string">
            <text:p>Seq_27_LinJ.01_minus</text:p>
          </table:table-cell>
          <table:table-cell table:number-columns-repeated="2"/>
          <table:table-cell office:value-type="string" calcext:value-type="string">
            <text:p>CGCGCGCACACCCACATACACACACATCGCCACACAGCCGCCCCTCCATCATGCCGGTCCCCACTCCCCCCACCTCCTCCCTGGGTGCGTCTCCCCGTCGCGGTGACACTCAGGCCCCCGCACCCCTCGCCGTGGGCCAGTGTGAGGGGCCGGCTGCGACACGCTCGAGCCGCGCTGACACGCTCCGCCCATCGCATGGACCGTGCAAGCCTGTGCTCACTGTCGCGGGTGGCTCGGACGCAGCGCCATGCACGACATGGCCGCCGGCATCCGTGGCGCTACGTCGCGCCGACCTCGCCCAACGCCGTAAGGGCCCAGCCCTGTCAGCACCAGAAGTGGTTCGGCGTTGGCAGGGATAGAGGGTGAGGGGG</text:p>
          </table:table-cell>
        </table:table-row>
        <table:table-row table:style-name="ro1">
          <table:table-cell table:style-name="ce1" office:value-type="string" calcext:value-type="string">
            <text:p>Seq_28_LinJ.01_minus</text:p>
          </table:table-cell>
          <table:table-cell table:number-columns-repeated="2"/>
          <table:table-cell office:value-type="string" calcext:value-type="string">
            <text:p>CTCACCCTCATCCCACCCCTCCTCGTCCATCGACGGGAGTGGGCGGGAGAGAACGGGGAGCACAACCATATTCGCTTTTCTACAATGTGCGTATTCTACCGCGAGCAAGGCAGCACACAGACGCACGCACAGCCACAGCTCACCTGGCACTCTGTTGCACGGCGGCTGAATCCGGGTCCTCTGGTATTTCCGACTTTGGAAGCTTGACCACTTCGTCGTTGTGCTCCAAATCGCAATGGTAACAGACAAGCGGAAAGGAGAGGCGCACGCGACGGGCCAGCAGCGCCAGCTGCATGTGCCCAAAT</text:p>
          </table:table-cell>
        </table:table-row>
        <table:table-row table:style-name="ro1">
          <table:table-cell table:style-name="ce2" office:value-type="string" calcext:value-type="string">
            <text:p>Seq_29_LinJ.01_minus</text:p>
          </table:table-cell>
          <table:table-cell table:style-name="ce2" office:value-type="string" calcext:value-type="string">
            <text:p>Chromosome specific repeated sequence</text:p>
          </table:table-cell>
          <table:table-cell table:style-name="ce2"/>
          <table:table-cell office:value-type="string" calcext:value-type="string">
            <text:p>CCGTCGGACAGCAGTGCACTGTTTCGTGTTGCGGTGCGGCTATCGACGGCGGTGAACGAGCCGGTGAGTCTTCAAGGCAAACACGGGAAGGCCGGTACGGAGGAGAGGCGGTGGGTAGGTGGGCGGCAGAGGCGGTGATCGTGGCAGTGCGTGCCGGCGCAGGAGCCCTGTGTGGTTAGAATGTGATGAGGCTCAGACACGTAGATAGAGGGACTGAGGGAAGGGGAGGGGGCAGGGCGGCAACAAAATTTGAGGCCGGTTGGAAGGAGAAGAAGGGGACGAAGGCATCTGTGCGCGTGCGTGTATGTATTTTCTGCTCAATCACGCACGTGTATCGTTGTGGGGTGAGGCGGCGGCGCACAGACACACACACACACACACACACGCACACACCTCCGTGCGTGGGGGGGGGGTACCTCAGGCTGCAGGGCGCCCACCCACCCACCCACCCACCCCCCACTCCTCCCTCCGCCGTCCCGGCCCATGCCAGAACCACCTGTGGTGGCGACCAGGGCCGAGCATCTGTGACGTCAGGGAGTGCCCCGGCAGAGCGCGAGTTAGGGCTACGGACGTCAGCGGCCATGTCGTGCATGGCGCTG</text:p>
          </table:table-cell>
        </table:table-row>
        <table:table-row table:style-name="ro1">
          <table:table-cell table:style-name="ce1" office:value-type="string" calcext:value-type="string">
            <text:p>Seq_30_LinJ.01_minus</text:p>
          </table:table-cell>
          <table:table-cell table:number-columns-repeated="2"/>
          <table:table-cell office:value-type="string" calcext:value-type="string">
            <text:p>GTGATGACAGAGAACCAGTGCGTGCTGGTGGCCTGCTGAGGTGGTGGCCCCCCCTCCTCTTCCTCCCTCCCTCCGTGAGGGCACAGAGAGAGAGAGAGAGCAAAGCCGTCTGGCAGGATGTGAAAGAGGGCAGGGATCATCACGAGACTCGGCGGTCATGCGTGCTGCGGAAGGCCCCCTTCCGCCTCGGGCCGCCTTCCGCGACAGAACCGACGAGGGAGGGAGGTAGGAAAAGGGCCGAAGGCGAGAAGAGAACAACGGCTTCGTCGGCGCTTGACTTGCCGTGGCTGTCGATCGTCTTGATTCTTTGGTTAGCTGCTGACTCCAGCCGCCGCCTCCTCGCTGATGACGGGGCGGCGGCGCACAGACACACACACACACACACACACGCACACACCTCCGTGCGTGGGGGGGGGGTACCTCAGGCTGCAGGGCGCCCACCCACCCACCCACCCCCCACTCCTCCCTCCGCCGTCCCGGCCCATGCCAGAACCACCTGTGGTGGCGACCAGGGCCGAGCATCTGTGACGTCAGGGAGTGCCCCGGCAGAGCGCGAGTTAGGGCTACGGACGTCAGCGGCCATGTCGTGCATGGCGTTGCGTCGGGGCCACCCGCGACAGTGAGCGCAGGTTTGCACCGTCCATATGATGGGCAGAGCGTGCCAGCGCGGCTCGAGCGCATCGCGGCCGGCCCC</text:p>
          </table:table-cell>
        </table:table-row>
        <table:table-row table:style-name="ro1">
          <table:table-cell table:style-name="ce1" office:value-type="string" calcext:value-type="string">
            <text:p>Seq_31_LinJ.01_minus</text:p>
          </table:table-cell>
          <table:table-cell table:number-columns-repeated="2"/>
          <table:table-cell office:value-type="string" calcext:value-type="string">
            <text:p>GTACATCACCGCTCCGGCCCTTGTCTCTCTCTCTTTCCACCCTCCACCCTCCCCTCATAGAGTACATATACACGTAGAAACATGTGTTGGTTAGTATACGGATGGATAAGCTCGTAAATCTTGTCTTCGCTGGGTGCCCATTGCGCACCCGTGAGGCGTGAGGTCATCCCATCACGCCAACGCCGACTCTACGCCAGCCCTCAATAACCCTTCCACAGGCCCCTCCCCCACCCCCGGGTAGGCCAGTGTGAGGGGCCGGCCGCGATGCGCTCGAGCCGCGCTGACACGCTCTGCCCATCATATGGACGGTGCAAACCTGCGCTCACTGTCGCGGGTGGCCCCGACGCAACGCCATGCACGACATGGCCGCTGACGTCCG</text:p>
          </table:table-cell>
        </table:table-row>
        <table:table-row table:style-name="ro1">
          <table:table-cell table:style-name="ce1" office:value-type="string" calcext:value-type="string">
            <text:p>Seq_32_LinJ.01_minus</text:p>
          </table:table-cell>
          <table:table-cell table:number-columns-repeated="2"/>
          <table:table-cell office:value-type="string" calcext:value-type="string">
            <text:p>CCTCTTCCTCGCAACGCGAAGTCATCCCATCACGCCAACGCCGACTCTACGCCAGCCCTCAATAACCCTTCCACAGGCCCCTCCCCCACCCCCGGGTAGGCCAGTGTGAGGGGCCGGCCGCGATGCGCTCGAGCCGCGCTGACACGCTCTGCCCATCATATGGACGGTGCAAACCTGCGCTCACTGTCGCGGGTGGCCCCGACGCAACGCCATGCACGACATGGCCGCTGACGTCCG</text:p>
          </table:table-cell>
        </table:table-row>
        <table:table-row table:style-name="ro1">
          <table:table-cell table:style-name="ce1" office:value-type="string" calcext:value-type="string">
            <text:p>Seq_33_LinJ.01_minus</text:p>
          </table:table-cell>
          <table:table-cell table:number-columns-repeated="2"/>
          <table:table-cell office:value-type="string" calcext:value-type="string">
            <text:p>CCATGAGCAAGCTCTTCTGCTTTTGCGCGCCGCAAAGAAGCGCAATTTGAGGGCACCACCCCTGCCAGCGACACAGCCCCCTGTGCGCGGAAGCTTCTTTCCGATGGCCCACGCGCCCCTTTCGCCGGAAGCGGACCCCCCTCTGGGTTGTCGGAGCGCAAAGCCGAGGCAACGCATAATCTCGAAACAATGAGGGGCGGGCGCTTTGGACGGTCTGCGCCGGCGGTGGGGACGGGTCGGGTGCCTCCCCGGGCGGGGGCGGGAATGGGCCGGGCAGCCCAAACGGCTCTCAGAGAAATTGAGCATGGGGGGCAGCAAAGGCGACCTTTGCAGCGCTGGCGCCGGCAATTCCGTGACGACGTTGTTCTTCTTCCAAACCCGGGAAACACCGTAGACGCTCGGGGAACTCCTTGCAGCGGTGGTCACGCACCCACGGCGAGGCTTTTGCAAGATCGCCAGCCCCGTTTGGCGCGGGTGGGGTGGGCCGTGAACGGGGCGGAGATGGTGAAGGTGCTGAGGCATATCG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4-04T11:23:31</meta:creation-date>
    <dc:date>2024-04-12T12:30:02.077120180</dc:date>
    <meta:generator>LibreOffice/7.3.7.2$Linux_X86_64 LibreOffice_project/30$Build-2</meta:generator>
    <meta:editing-duration>PT3M58S</meta:editing-duration>
    <meta:editing-cycles>1</meta:editing-cycles>
    <meta:document-statistic meta:table-count="1" meta:cell-count="92" meta:object-count="0"/>
    <meta:user-defined meta:name="AppVersion">15.0300</meta:user-defined>
  </office:meta>
</office:document-meta>
</file>